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numPiec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nuPiece"/>
        <text:sequence-decl text:display-outline-level="0" text:name="num2Piece"/>
      </text:sequence-decls>
      <text:p text:style-name="Standard">Mme RASOOL Huma Ara</text:p>
      <text:p text:style-name="Standard">chez Mr BUTT Zubair</text:p>
      <text:p text:style-name="Standard">8,rue de la Verdaulée</text:p>
      <text:p text:style-name="Standard">77700 Bailly-Romainvilliers</text:p>
      <text:p text:style-name="Standard"/>
      <text:p text:style-name="P1">Tribunal Administratif </text:p>
      <text:p text:style-name="P1">de Montreuil</text:p>
      <text:p text:style-name="P1">7, rue Catherine Puig</text:p>
      <text:p text:style-name="P1">93558 Montreuil Cedex </text:p>
      <text:p text:style-name="Title">REQUÊTE </text:p>
      <text:p text:style-name="P2"><text:tab/>Requérant : Mme RASOOL Huma Ara ,demeurant ,Chez Mr BUTT Zubair ,8 rue de la Verdaulée,77700, Bailly-Romainvilliers.</text:p>
      <text:p text:style-name="P2"/>
      <text:p text:style-name="P2"><text:tab/>Décision attaquée : L’ Établissement Public Territorial,Plaine Commune ,21 avenue Jules Rimet ,93218 Saint-Denis cedex</text:p>
      <text:p text:style-name="P2"/>
      <text:h text:style-name="Heading_20_1" text:outline-level="1">Les conclusions</text:h>
      <text:p text:style-name="Text_20_body">Je vous demande de bien vouloir :</text:p>
      <text:list xml:id="list7789826396935143900" text:style-name="L1">
        <text:list-item>
          <text:p text:style-name="P3">Enjoindre l’ Établissement Territorial Plaine Commune à faire signifier par acte d'huissier les motivations écrites de son refus implicite de rétrocession à Mme RASOOL Huma Ara dans les quinze jours à compter de votre jugement.</text:p>
          <text:p text:style-name="P3"/>
        </text:list-item>
      </text:list>
      <text:h text:style-name="Heading_20_1" text:outline-level="1">L’exposé précis des faits</text:h>
      <text:p text:style-name="Text_20_body"><text:tab/>Mme RASOOL Huma Ara est ancienne propriétaire d’un bien situé 115,rue Anatole France,93120 La Courneuve.(pièce n°2 ,pièce n°3)</text:p>
      <text:p text:style-name="Text_20_body"><text:tab/>Le bien a été exproprié pour cause d’utilité publique (pièce n°4 ,pièce n°5).</text:p>
      <text:p text:style-name="Text_20_body"><text:tab/>Mme RASOOL a transmis une lettre de demande de rétrocession (pièce n°6).</text:p>
      <text:p text:style-name="Text_20_body"><text:tab/>L’EPT Plaine Commune ,refuse et motive sa décision par lettre en recommandé avec avis de réception n°1A 165 314 91736 du 16 janvier 2020(pièce n°7).</text:p>
      <text:p text:style-name="Text_20_body"><text:tab/>Mme RASOOL a envoyé par lettre en recommandé avec avis de réception n°:1A 186 279 09620, une lettre de demande de rétrocession. Mais il semble que L’EPT Plaine Commune ne l'a pas reçu car l’avis de réception n’est ni signé,ni daté (pièce n°8)</text:p>
      <text:p text:style-name="Text_20_body"><text:tab/>Mme RASOOL a transmis une lettre de demande de rétrocession par voie d’huissier le 23 juin 2021 (pièce n°9).</text:p>
      <text:p text:style-name="Text_20_body">L ‘EPT Plaine a gardé le silence deux mois.(pièce n°10,pièce n°11).</text:p>
      <text:p text:style-name="Text_20_body"><text:soft-page-break/><text:tab/>Mme RASOOL a transmis une lettre de demande de motivation du refus implicite à sa demande de rétrocession par voie d’huissier le 21 septembre 2021 (pièce n°12).</text:p>
      <text:h text:style-name="Heading_20_1" text:outline-level="1">Les moyens de droits</text:h>
      <text:h text:style-name="Heading_20_2" text:outline-level="2">L'article L421-1 du code de l'expropriation pour cause d'utilité publique</text:h>
      <text:p text:style-name="Text_20_body"><text:tab/>Mme RASOOL peut demander la rétrocession en application de l'Article L421-1 du code de l'expropriation pour cause d'utilité publique qui prévoit : « </text:p>
      <text:p text:style-name="Text_20_body">Si les immeubles expropriés n'ont pas reçu, dans le délai de cinq ans à compter de l'ordonnance d'expropriation, la destination prévue ou ont cessé de recevoir cette destination, les anciens propriétaires ou leurs ayants droit à titre universel peuvent en demander la rétrocession pendant un délai de trente ans à compter de l'ordonnance d'expropriation, à moins que ne soit requise une nouvelle déclaration d'utilité publique.»</text:p>
      <text:p text:style-name="Text_20_body">En effet le bien exproprie</text:p>
      <text:h text:style-name="Heading_20_2" text:outline-level="2"><text:s/>La vente du terrain n'est pas prévue par le projet déclaré d'utilité publique </text:h>
      <text:p text:style-name="Text_20_body">Décision de EPT Plaine commune de vendre<text:tab/></text:p>
      <text:h text:style-name="Heading_20_2" text:outline-level="2"/>
      <text:h text:style-name="Heading_20_1" text:outline-level="1">Pièces justificatives produites :</text:h>
      <text:p text:style-name="Text_20_body"/>
      <text:p text:style-name="Text_20_body">Pièce n°<text:sequence text:ref-name="refnum2Piece0" text:name="num2Piece" text:formula="ooow:num2Piece+1" style:num-format="1">1</text:sequence> :Titre de séjour Mme Huma Ara RASOOL ép BUTT</text:p>
      <text:p text:style-name="Text_20_body">Pièce n°<text:sequence text:ref-name="refnum2Piece1" text:name="num2Piece" text:formula="ooow:num2Piece+1" style:num-format="1">2</text:sequence> :Attestation notariale, datée du 28 février 1985</text:p>
      <text:p text:style-name="Text_20_body">Pièce n°<text:sequence text:ref-name="refnum2Piece2" text:name="num2Piece" text:formula="ooow:num2Piece+1" style:num-format="1">3</text:sequence> :Certificat du conservateur ,daté du 8 mars 2011</text:p>
      <text:p text:style-name="Text_20_body">Pièce n°<text:sequence text:ref-name="refnum2Piece3" text:name="num2Piece" text:formula="ooow:num2Piece+1" style:num-format="1">4</text:sequence> :Ordonnance d’expropriation ,datée du 15 juin 2011</text:p>
      <text:p text:style-name="Text_20_body">Pièce n°<text:sequence text:ref-name="refnum2Piece4" text:name="num2Piece" text:formula="ooow:num2Piece+1" style:num-format="1">5</text:sequence> :Arrêt de la cour d’Appel de Paris,daté du 25 février 2016</text:p>
      <text:p text:style-name="Text_20_body">Pièce n°<text:sequence text:ref-name="refnum2Piece5" text:name="num2Piece" text:formula="ooow:num2Piece+1" style:num-format="1">6</text:sequence> :Lettre de demande de rétrocession,datée du 22 novembre 2019</text:p>
      <text:p text:style-name="Text_20_body">Pièce n°<text:sequence text:ref-name="refnum2Piece6" text:name="num2Piece" text:formula="ooow:num2Piece+1" style:num-format="1">7</text:sequence> :Lettre réponse de L’EPT Plaine Commune,datée du 16 janvier 2020 </text:p>
      <text:p text:style-name="Text_20_body">Pièce n°<text:sequence text:ref-name="refnum2Piece7" text:name="num2Piece" text:formula="ooow:num2Piece+1" style:num-format="1">8</text:sequence> :Lettre de demande de rétrocession avec son avis de réception non signée,datée du 5 avril 2021 </text:p>
      <text:p text:style-name="Text_20_body">Pièce n°<text:sequence text:ref-name="refnum2Piece8" text:name="num2Piece" text:formula="ooow:num2Piece+1" style:num-format="1">9</text:sequence> :Acte d’huissier de signification d’une lettre ,datée du 23 juin 2021</text:p>
      <text:p text:style-name="Text_20_body"><text:soft-page-break/>Pièce n°<text:sequence text:ref-name="refnum2Piece9" text:name="num2Piece" text:formula="ooow:num2Piece+1" style:num-format="1">10</text:sequence> :Lettre d’Huissier ,datée du 19 juillet 2021.</text:p>
      <text:p text:style-name="Text_20_body">Pièce n°<text:sequence text:ref-name="refnum2Piece10" text:name="num2Piece" text:formula="ooow:num2Piece+1" style:num-format="1">11</text:sequence> :courriel du 30 août 2021</text:p>
      <text:p text:style-name="Text_20_body">Pièce n°<text:sequence text:ref-name="refnum2Piece11" text:name="num2Piece" text:formula="ooow:num2Piece+1" style:num-format="1">12</text:sequence> :Acte d’huissier de signification d’une lettre ,datée du 21 septembre 20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loext:contextual-spacing="false" fo:margin-top="0.212cm" fo:margin-bottom="0.106cm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loext:contextual-spacing="false" fo:margin-top="0.106cm" fo:margin-bottom="0.106cm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01T09:40:41.075521547</meta:creation-date>
    <meta:generator>OpenOffice/4.1.5$Win32 OpenOffice.org_project/415m1$Build-9789</meta:generator>
    <dc:date>2021-11-14T18:04:43.96</dc:date>
    <meta:editing-duration>PT14H2M34S</meta:editing-duration>
    <meta:editing-cycles>60</meta:editing-cycles>
    <meta:document-statistic meta:table-count="0" meta:image-count="0" meta:object-count="0" meta:page-count="3" meta:paragraph-count="43" meta:word-count="547" meta:character-count="3376"/>
  </office:meta>
</office:document-meta>
</file>